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1">
            <text:p>Strategy 0</text:p>
          </table:table-cell>
          <table:table-cell office:value-type="string" table:style-name="ce1">
            <text:p>CROUT</text:p>
          </table:table-cell>
          <table:table-cell office:value-type="string" table:style-name="ce1">
            <text:p>MAIN</text:p>
          </table:table-cell>
          <table:table-cell office:value-type="string" table:style-name="ce1">
            <text:p>5000x5000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19.27464933700003" table:style-name="ce1">
            <text:p>319.2746493</text:p>
          </table:table-cell>
          <table:table-cell office:value-type="float" office:value="341.37715620799997" table:style-name="ce1">
            <text:p>341.3771562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trategy 1</text:p>
          </table:table-cell>
          <table:table-cell table:number-columns-repeated="16383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62.479396680999" table:style-name="ce1">
            <text:p>162.4793967</text:p>
          </table:table-cell>
          <table:table-cell office:value-type="float" office:value="177.76587825899901" table:style-name="ce1">
            <text:p>177.7658783</text:p>
          </table:table-cell>
          <table:table-cell table:number-columns-repeated="16381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5.145673962998998" table:style-name="ce1">
            <text:p>85.14567396</text:p>
          </table:table-cell>
          <table:table-cell office:value-type="float" office:value="100.539108731" table:style-name="ce1">
            <text:p>100.5391087</text:p>
          </table:table-cell>
          <table:table-cell table:number-columns-repeated="1638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0.697061913998994" table:style-name="ce1">
            <text:p>80.69706191</text:p>
          </table:table-cell>
          <table:table-cell office:value-type="float" office:value="96.294049826000006" table:style-name="ce1">
            <text:p>96.29404983</text:p>
          </table:table-cell>
          <table:table-cell table:number-columns-repeated="16381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5.132435882999005" table:style-name="ce1">
            <text:p>75.13243588</text:p>
          </table:table-cell>
          <table:table-cell office:value-type="float" office:value="90.493950440001001" table:style-name="ce1">
            <text:p>90.49395044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trategy 2</text:p>
          </table:table-cell>
          <table:table-cell table:number-columns-repeated="16383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63.508405637001" table:style-name="ce1">
            <text:p>163.5084056</text:p>
          </table:table-cell>
          <table:table-cell office:value-type="float" office:value="186.273019323" table:style-name="ce1">
            <text:p>186.2730193</text:p>
          </table:table-cell>
          <table:table-cell table:number-columns-repeated="16381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5.903110913999996" table:style-name="ce1">
            <text:p>85.90311091</text:p>
          </table:table-cell>
          <table:table-cell office:value-type="float" office:value="105.333794716" table:style-name="ce1">
            <text:p>105.3337947</text:p>
          </table:table-cell>
          <table:table-cell table:number-columns-repeated="1638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9.909748081000004" table:style-name="ce1">
            <text:p>79.90974808</text:p>
          </table:table-cell>
          <table:table-cell office:value-type="float" office:value="102.545947523999" table:style-name="ce1">
            <text:p>102.5459475</text:p>
          </table:table-cell>
          <table:table-cell table:number-columns-repeated="16381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5.388886620999997" table:style-name="ce1">
            <text:p>75.38888662</text:p>
          </table:table-cell>
          <table:table-cell office:value-type="float" office:value="98.634299662000998" table:style-name="ce1">
            <text:p>98.63429966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trategy 3</text:p>
          </table:table-cell>
          <table:table-cell table:number-columns-repeated="16383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82.14331695899801" table:style-name="ce1">
            <text:p>182.143317</text:p>
          </table:table-cell>
          <table:table-cell office:value-type="float" office:value="206.42421237899899" table:style-name="ce1">
            <text:p>206.4242124</text:p>
          </table:table-cell>
          <table:table-cell table:number-columns-repeated="16381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6.868852036998007" table:style-name="ce1">
            <text:p>96.86885204</text:p>
          </table:table-cell>
          <table:table-cell office:value-type="float" office:value="119.453009527999" table:style-name="ce1">
            <text:p>119.4530095</text:p>
          </table:table-cell>
          <table:table-cell table:number-columns-repeated="1638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8.409482690999994" table:style-name="ce1">
            <text:p>88.40948269</text:p>
          </table:table-cell>
          <table:table-cell office:value-type="float" office:value="112.610713308" table:style-name="ce1">
            <text:p>112.6107133</text:p>
          </table:table-cell>
          <table:table-cell table:number-columns-repeated="16381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2.608965352002997" table:style-name="ce1">
            <text:p>72.60896535</text:p>
          </table:table-cell>
          <table:table-cell office:value-type="float" office:value="95.394486947999994" table:style-name="ce1">
            <text:p>95.39448695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trategy 4</text:p>
          </table:table-cell>
          <table:table-cell table:number-columns-repeated="2" table:style-name="ce1"/>
          <table:table-cell office:value-type="string" table:style-name="ce1">
            <text:p>1024x1024</text:p>
          </table:table-cell>
          <table:table-cell table:style-name="ce1"/>
          <table:table-cell office:value-type="string" table:style-name="ce1">
            <text:p>Strategy 0</text:p>
          </table:table-cell>
          <table:table-cell table:style-name="ce1"/>
          <table:table-cell office:value-type="string" table:style-name="ce1">
            <text:p>1024x1024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.240977287292" table:style-name="ce1">
            <text:p>4.240977287</text:p>
          </table:table-cell>
          <table:table-cell office:value-type="float" office:value="31.558750152588001" table:style-name="ce1">
            <text:p>31.55875015</text:p>
          </table:table-cell>
          <table:table-cell table:number-columns-repeated="2" table:style-name="ce1"/>
          <table:table-cell office:value-type="string" table:style-name="ce1">
            <text:p>CROUT</text:p>
          </table:table-cell>
          <table:table-cell office:value-type="string" table:style-name="ce1">
            <text:p>MAIN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450758695602" table:style-name="ce1">
            <text:p>3.450758696</text:p>
          </table:table-cell>
          <table:table-cell office:value-type="float" office:value="31.518998146057001" table:style-name="ce1">
            <text:p>31.51899815</text:p>
          </table:table-cell>
          <table:table-cell table:number-columns-repeated="2" table:style-name="ce1"/>
          <table:table-cell office:value-type="float" office:value="0.93387350400000002" table:style-name="ce1">
            <text:p>0.933873504</text:p>
          </table:table-cell>
          <table:table-cell office:value-type="float" office:value="1.6903393339999999" table:style-name="ce1">
            <text:p>1.690339334</text:p>
          </table:table-cell>
          <table:table-cell table:number-columns-repeated="16377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.7529878616330001" table:style-name="ce1">
            <text:p>3.752987862</text:p>
          </table:table-cell>
          <table:table-cell office:value-type="float" office:value="32.622281312943002" table:style-name="ce1">
            <text:p>32.62228131</text:p>
          </table:table-cell>
          <table:table-cell table:number-columns-repeated="1638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.8369479179379997" table:style-name="ce1">
            <text:p>4.836947918</text:p>
          </table:table-cell>
          <table:table-cell office:value-type="float" office:value="35.092493057250998" table:style-name="ce1">
            <text:p>35.09249306</text:p>
          </table:table-cell>
          <table:table-cell table:number-columns-repeated="16381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75.45771145820601" table:style-name="ce1">
            <text:p>275.4577115</text:p>
          </table:table-cell>
          <table:table-cell office:value-type="float" office:value="353.80548620223999" table:style-name="ce1">
            <text:p>353.8054862</text:p>
          </table:table-cell>
          <table:table-cell table:style-name="ce1"/>
          <table:table-cell office:value-type="string" table:style-name="ce1">
            <text:p>j-n instead of 0-n</text:p>
          </table:table-cell>
          <table:table-cell table:number-columns-repeated="16379" table:style-name="ce1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dc:creator>Anmol Agarwal</dc:creator>
    <meta:creation-date>2021-04-20T18:01:37Z</meta:creation-date>
    <dc:date>2021-04-25T09:33:35Z</dc:date>
    <meta:editing-cycles>3</meta:editing-cycles>
    <meta:editing-duration>PT6192S</meta:editing-duration>
  </office:meta>
</office:document-meta>
</file>